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203864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203864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203864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325490" draw:stroke-linejoin="miter" svg:stroke-linecap="butt" draw:fill="solid" draw:fill-color="#203864" draw:textarea-vertical-align="middle" draw:auto-grow-height="false" draw:fit-to-size="false" style:shrink-to-fit="false" fo:min-height="0.21cm" fo:min-width="1.068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35cm" svg:stroke-color="#203864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203864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203864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svg:stroke-color="#2a6099" draw:fill-color="#dee6ef" draw:textarea-horizontal-align="justify" draw:textarea-vertical-align="middle" draw:auto-grow-height="false" fo:min-height="2.684cm" fo:min-width="5.434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-color="#dee6e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loext:graphic-properties draw:fill-color="#dee6e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variant="normal" fo:text-transform="none" fo:color="#203864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fo:color="#2038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21">
          <draw:custom-shape draw:name="TextBox 1" draw:style-name="gr1" draw:text-style-name="P2" draw:layer="layout" svg:width="4.444cm" svg:height="2.529cm" svg:x="6.51cm" svg:y="43.285cm">
            <text:p text:style-name="P1"><text:span text:style-name="T1">Interview transcript</text:span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TextBox 2" draw:style-name="gr2" draw:text-style-name="P2" draw:layer="layout" svg:width="5.333cm" svg:height="2.529cm" svg:x="12.759cm" svg:y="43.285cm">
            <text:p text:style-name="P1"><text:span text:style-name="T1">Conversation coding</text:span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TextBox 3" draw:style-name="gr3" draw:text-style-name="P2" draw:layer="layout" svg:width="4.444cm" svg:height="2.529cm" svg:x="19.892cm" svg:y="43.285cm">
            <text:p text:style-name="P1"><text:span text:style-name="T1">Extraction of themes</text:span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Arrow: Right 1" draw:style-name="gr4" draw:text-style-name="P3" draw:layer="layout" svg:width="1.798cm" svg:height="0.92cm" svg:x="10.955cm" svg:y="44.05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Right 2" draw:style-name="gr4" draw:text-style-name="P3" draw:layer="layout" svg:width="1.798cm" svg:height="0.92cm" svg:x="18.093cm" svg:y="44.181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 1">
          <draw:custom-shape draw:name="TextBox 4" draw:style-name="gr5" draw:text-style-name="P2" draw:layer="layout" svg:width="4.444cm" svg:height="2.529cm" svg:x="6.51cm" svg:y="43.285cm">
            <text:p text:style-name="P1"><text:span text:style-name="T1">Interview transcript</text:span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TextBox 6" draw:style-name="gr6" draw:text-style-name="P2" draw:layer="layout" svg:width="5.333cm" svg:height="2.529cm" svg:x="12.759cm" svg:y="43.285cm">
            <text:p text:style-name="P1"><text:span text:style-name="T1">Conversation coding</text:span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TextBox 7" draw:style-name="gr7" draw:text-style-name="P2" draw:layer="layout" svg:width="4.444cm" svg:height="2.529cm" svg:x="19.892cm" svg:y="43.285cm">
            <text:p text:style-name="P1"><text:span text:style-name="T1">Extraction of themes</text:span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Arrow: Right 3" draw:style-name="gr4" draw:text-style-name="P3" draw:layer="layout" svg:width="1.798cm" svg:height="0.92cm" svg:x="10.955cm" svg:y="44.05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rrow: Right 4" draw:style-name="gr4" draw:text-style-name="P3" draw:layer="layout" svg:width="1.798cm" svg:height="0.92cm" svg:x="18.093cm" svg:y="44.181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style-name="gr8" draw:text-style-name="P5" draw:layer="layout" svg:width="6.25cm" svg:height="3.25cm" svg:x="6.25cm" svg:y="2cm">
          <text:p text:style-name="P4"><text:span text:style-name="T2">Interview tran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9.25cm" svg:y1="5.75cm" svg:x2="9.25cm" svg:y2="8.5cm">
          <text:p/>
        </draw:line>
        <draw:custom-shape draw:style-name="gr8" draw:text-style-name="P8" draw:layer="layout" svg:width="6.25cm" svg:height="3.25cm" svg:x="6.25cm" svg:y="8.75cm">
          <text:p text:style-name="P7"><text:span text:style-name="T3">Conversation </text:span><text:span text:style-name="T3">‘coding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9.25cm" svg:y1="12.5cm" svg:x2="9.25cm" svg:y2="15.25cm">
          <text:p/>
        </draw:line>
        <draw:custom-shape draw:style-name="gr8" draw:text-style-name="P5" draw:layer="layout" svg:width="6.25cm" svg:height="3.25cm" svg:x="6.25cm" svg:y="15.5cm">
          <text:p text:style-name="P4"><text:span text:style-name="T2">Extraction of the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2T16:10:25.107656172</meta:creation-date>
    <dc:date>2023-05-12T16:16:05.921191191</dc:date>
    <meta:editing-duration>PT5M42S</meta:editing-duration>
    <meta:editing-cycles>1</meta:editing-cycles>
    <meta:document-statistic meta:object-count="17"/>
    <meta:generator>LibreOffice/7.3.7.2$Linux_X86_64 LibreOffice_project/30$Build-2</meta:generator>
  </office:meta>
</office:document-meta>
</file>